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ees_5f_details" style:display-name="fees_details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fees_5f_details.A" style:display-name="fees_details.A" style:family="table-column">
      <style:table-column-properties style:column-width="2.402cm"/>
    </style:style>
    <style:style style:name="fees_5f_details.B" style:display-name="fees_details.B" style:family="table-column">
      <style:table-column-properties style:column-width="4.498cm"/>
    </style:style>
    <style:style style:name="fees_5f_details.C" style:display-name="fees_details.C" style:family="table-column">
      <style:table-column-properties style:column-width="3cm"/>
    </style:style>
    <style:style style:name="fees_5f_details.D" style:display-name="fees_details.D" style:family="table-column">
      <style:table-column-properties style:column-width="3.2cm"/>
    </style:style>
    <style:style style:name="fees_5f_details.F" style:display-name="fees_details.F" style:family="table-column">
      <style:table-column-properties style:column-width="2.499cm"/>
    </style:style>
    <style:style style:name="fees_5f_details.1" style:display-name="fees_details.1" style:family="table-row">
      <style:table-row-properties fo:keep-together="always"/>
    </style:style>
    <style:style style:name="fees_5f_details.A1" style:display-name="fees_details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fees_5f_details.A2" style:display-name="fees_details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fees_5f_details.B2" style:display-name="fees_details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" style:family="table">
      <style:table-properties style:width="18.8cm" fo:margin-top="0.6cm" fo:margin-bottom="0cm" fo:break-before="auto" fo:break-after="auto" table:align="center" fo:keep-with-next="auto" style:may-break-between-rows="true" table:border-model="collapsing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5.902cm"/>
    </style:style>
    <style:style style:name="Tableau1.C" style:family="table-column">
      <style:table-column-properties style:column-width="4.701cm"/>
    </style:style>
    <style:style style:name="Tableau1.D" style:family="table-column">
      <style:table-column-properties style:column-width="5.001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background-color="transparent" fo:padding-left="0cm" fo:padding-right="0cm" fo:padding-top="0.199cm" fo:padding-bottom="0.199cm" fo:border-left="none" fo:border-right="none" fo:border-top="2pt solid #000000" fo:border-bottom="2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B2" style:family="table-cell" style:data-style-name="N10000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1ea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1ea43" style:font-size-asian="12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1bec5d" style:font-size-asian="12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paragraph-rsid="021bec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Frame_20_contents">
      <style:text-properties officeooo:rsid="0203af8c" officeooo:paragraph-rsid="0203af8c"/>
    </style:style>
    <style:style style:name="P11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2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3" style:family="paragraph" style:parent-style-name="Header">
      <style:paragraph-properties fo:text-align="end" style:justify-single-word="false"/>
      <style:text-properties officeooo:paragraph-rsid="00c027cd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869f86"/>
    </style:style>
    <style:style style:name="P16" style:family="paragraph" style:parent-style-name="Standard">
      <style:text-properties officeooo:paragraph-rsid="020e8815"/>
    </style:style>
    <style:style style:name="P17" style:family="paragraph" style:parent-style-name="Standard">
      <style:text-properties officeooo:paragraph-rsid="0227059c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2763ae" officeooo:paragraph-rsid="000671e8" style:font-size-asian="11pt" style:font-size-complex="11pt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2763ae" officeooo:paragraph-rsid="01eafc4a" style:font-size-asian="11pt" style:font-size-complex="11pt"/>
    </style:style>
    <style:style style:name="P2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1pt" officeooo:rsid="002763ae" officeooo:paragraph-rsid="0218a250" style:font-size-asian="11pt" style:font-size-complex="11pt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03af8c" style:font-size-asian="11pt" style:font-size-complex="11pt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203af8c" officeooo:paragraph-rsid="021bec5d" style:font-size-asian="11pt" style:font-size-complex="11pt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25af34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1bec5d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2933f3"/>
    </style:style>
    <style:style style:name="P27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8a250"/>
    </style:style>
    <style:style style:name="P28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01ea43"/>
    </style:style>
    <style:style style:name="P29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bec5d"/>
    </style:style>
    <style:style style:name="P30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497a4"/>
    </style:style>
    <style:style style:name="P31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497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2763ae" officeooo:paragraph-rsid="021bec5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01ea43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1ecf93e" officeooo:paragraph-rsid="021bec5d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1f08ac" officeooo:paragraph-rsid="021f08ac" style:font-size-asian="12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7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1bec5d"/>
    </style:style>
    <style:style style:name="P38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201ea43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20261f6" officeooo:paragraph-rsid="0201ea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officeooo:paragraph-rsid="0201ea43"/>
    </style:style>
    <style:style style:name="P41" style:family="paragraph" style:parent-style-name="Table_20_Contents">
      <style:paragraph-properties fo:text-align="center" style:justify-single-word="false"/>
      <style:text-properties officeooo:paragraph-rsid="021bec5d"/>
    </style:style>
    <style:style style:name="P42" style:family="paragraph" style:parent-style-name="Heading_20_1">
      <style:text-properties style:font-name="Arial1" fo:font-size="11pt" officeooo:rsid="002763ae" officeooo:paragraph-rsid="0227059c" style:font-size-asian="11pt" style:font-size-complex="11pt"/>
    </style:style>
    <style:style style:name="P43" style:family="paragraph" style:parent-style-name="Heading_20_1">
      <style:paragraph-properties fo:text-align="center" style:justify-single-word="false"/>
      <style:text-properties officeooo:paragraph-rsid="02296a5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8pt" officeooo:rsid="022933f3" style:font-size-asian="8pt" style:font-size-complex="8pt"/>
    </style:style>
    <style:style style:name="T3" style:family="text">
      <style:text-properties style:font-name="Arial1" fo:font-size="8pt" officeooo:rsid="00d2f3b4" style:font-size-asian="8pt" style:font-size-complex="8pt"/>
    </style:style>
    <style:style style:name="T4" style:family="text">
      <style:text-properties style:font-name="Arial1" fo:font-size="8pt" officeooo:rsid="00d936c0" style:font-size-asian="8pt" style:font-size-complex="8pt"/>
    </style:style>
    <style:style style:name="T5" style:family="text">
      <style:text-properties style:font-name="Arial1" fo:font-size="8pt" officeooo:rsid="020e8815" style:font-size-asian="8pt" style:font-size-complex="8pt"/>
    </style:style>
    <style:style style:name="T6" style:family="text">
      <style:text-properties style:font-name="Arial1" fo:font-size="8pt" officeooo:rsid="0227059c" style:font-size-asian="8pt" style:font-size-complex="8pt"/>
    </style:style>
    <style:style style:name="T7" style:family="text">
      <style:text-properties style:font-name="Arial1" fo:font-size="8pt" officeooo:rsid="02271140" style:font-size-asian="8pt" style:font-size-complex="8pt"/>
    </style:style>
    <style:style style:name="T8" style:family="text">
      <style:text-properties style:font-name="Arial1" fo:font-size="8pt" officeooo:rsid="022b1d37" style:font-size-asian="8pt" style:font-size-complex="8pt"/>
    </style:style>
    <style:style style:name="T9" style:family="text">
      <style:text-properties style:font-name="Arial1" fo:font-size="11pt" officeooo:rsid="02052986" style:font-size-asian="11pt" style:font-size-complex="11pt"/>
    </style:style>
    <style:style style:name="T10" style:family="text">
      <style:text-properties style:font-name="Arial1" fo:font-size="11pt" officeooo:rsid="020acdd0" style:font-size-asian="11pt" style:font-size-complex="11pt"/>
    </style:style>
    <style:style style:name="T11" style:family="text">
      <style:text-properties style:font-name="Arial1" fo:font-size="11pt" officeooo:rsid="0210cc78" style:font-size-asian="11pt" style:font-size-complex="11pt"/>
    </style:style>
    <style:style style:name="T12" style:family="text">
      <style:text-properties style:font-name="Arial1" fo:font-size="11pt" officeooo:rsid="0225af34" style:font-size-asian="11pt" style:font-size-complex="11pt"/>
    </style:style>
    <style:style style:name="T13" style:family="text">
      <style:text-properties style:font-name="Arial1" fo:font-size="11pt" officeooo:rsid="0218a250" style:font-size-asian="11pt" style:font-size-complex="11pt"/>
    </style:style>
    <style:style style:name="T14" style:family="text">
      <style:text-properties style:font-name="Arial1" fo:font-size="11pt" officeooo:rsid="02296a5f" style:font-size-asian="11pt" style:font-size-complex="11pt"/>
    </style:style>
    <style:style style:name="T15" style:family="text">
      <style:text-properties style:font-name="Arial1" fo:font-size="11pt" fo:font-weight="bold" officeooo:rsid="02052986" style:font-size-asian="11pt" style:font-weight-asian="bold" style:font-size-complex="11pt" style:font-weight-complex="bold"/>
    </style:style>
    <style:style style:name="T16" style:family="text">
      <style:text-properties style:font-name="Arial1" fo:font-size="11pt" fo:font-weight="bold" officeooo:rsid="02071cce" style:font-size-asian="11pt" style:font-weight-asian="bold" style:font-size-complex="11pt" style:font-weight-complex="bold"/>
    </style:style>
    <style:style style:name="T17" style:family="text">
      <style:text-properties style:font-name="Arial1" fo:font-size="11pt" fo:font-weight="bold" officeooo:rsid="022c476c" style:font-size-asian="11pt" style:font-weight-asian="bold" style:font-size-complex="11pt" style:font-weight-complex="bold"/>
    </style:style>
    <style:style style:name="T18" style:family="text">
      <style:text-properties style:font-name="Arial1" fo:font-size="11pt" fo:font-weight="normal" officeooo:rsid="0225af34" style:font-size-asian="11pt" style:font-weight-asian="normal" style:font-size-complex="11pt" style:font-weight-complex="normal"/>
    </style:style>
    <style:style style:name="T19" style:family="text">
      <style:text-properties style:font-name="Arial1" fo:font-size="11pt" fo:font-weight="normal" officeooo:rsid="022c476c" style:font-size-asian="11pt" style:font-weight-asian="normal" style:font-size-complex="11pt" style:font-weight-complex="normal"/>
    </style:style>
    <style:style style:name="T20" style:family="text">
      <style:text-properties style:font-name="Arial1" fo:font-size="10pt" officeooo:rsid="01f992f1" style:font-size-asian="10pt" style:font-size-complex="10pt"/>
    </style:style>
    <style:style style:name="T21" style:family="text">
      <style:text-properties style:font-name="Arial1" fo:font-size="10pt" officeooo:rsid="01f348c9" style:font-size-asian="10pt" style:font-size-complex="10pt"/>
    </style:style>
    <style:style style:name="T22" style:family="text">
      <style:text-properties style:font-name="Arial1" fo:font-size="10pt" officeooo:rsid="01f23745" style:font-size-asian="10pt" style:font-size-complex="10pt"/>
    </style:style>
    <style:style style:name="T23" style:family="text">
      <style:text-properties style:font-name="Arial1" fo:font-size="10pt" officeooo:rsid="01f265c9" style:font-size-asian="10pt" style:font-size-complex="10pt"/>
    </style:style>
    <style:style style:name="T24" style:family="text">
      <style:text-properties style:font-name="Arial1" fo:font-size="10pt" officeooo:rsid="0200f2e1" style:font-size-asian="10pt" style:font-size-complex="10pt"/>
    </style:style>
    <style:style style:name="T25" style:family="text">
      <style:text-properties style:font-name="Arial1" fo:font-size="10pt" officeooo:rsid="01e3cd57" style:font-size-asian="10pt" style:font-size-complex="10pt"/>
    </style:style>
    <style:style style:name="T26" style:family="text">
      <style:text-properties style:font-name="Arial1" fo:font-size="10pt" officeooo:rsid="02280132" style:font-size-asian="10pt" style:font-size-complex="10pt"/>
    </style:style>
    <style:style style:name="T27" style:family="text">
      <style:text-properties style:font-name="Arial1" fo:font-size="10pt" officeooo:rsid="022b71a1" style:font-size-asian="10pt" style:font-size-complex="10pt"/>
    </style:style>
    <style:style style:name="T28" style:family="text">
      <style:text-properties style:font-name="Arial1" fo:font-size="10pt" officeooo:rsid="022c476c" style:font-size-asian="10pt" style:font-size-complex="10pt"/>
    </style:style>
    <style:style style:name="T29" style:family="text">
      <style:text-properties officeooo:rsid="01541986"/>
    </style:style>
    <style:style style:name="T30" style:family="text">
      <style:text-properties officeooo:rsid="0151f0c8"/>
    </style:style>
    <style:style style:name="T31" style:family="text">
      <style:text-properties officeooo:rsid="01e3cd57"/>
    </style:style>
    <style:style style:name="T32" style:family="text">
      <style:text-properties officeooo:rsid="01facca3"/>
    </style:style>
    <style:style style:name="T33" style:family="text">
      <style:text-properties fo:font-size="10pt" officeooo:rsid="0227059c" style:font-size-asian="10pt" style:font-size-complex="10pt"/>
    </style:style>
    <style:style style:name="T34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1497a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4e7e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705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22c476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8" style:family="text">
      <style:text-properties officeooo:rsid="0218a250"/>
    </style:style>
    <style:style style:name="T39" style:family="text">
      <style:text-properties officeooo:rsid="021f08a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Supplier name" text:name="py3o.o.partner_id.display_name"/>
        <text:user-field-decl office:value-type="string" office:string-value="Computation name" text:name="py3o.o.display_name"/>
        <text:user-field-decl office:value-type="float" office:value="0" text:name="py3o.detail.fees"/>
        <text:user-field-decl office:value-type="string" office:string-value="Detail device" text:name="py3o.detail.lot_id.name"/>
        <text:user-field-decl office:value-type="string" office:string-value="Detail contract name" text:name="py3o.detail.contract_id.name"/>
        <text:user-field-decl office:value-type="float" office:value="0" text:name="py3o.o.fees"/>
        <text:user-field-decl office:value-type="string" office:string-value="Company Currency" text:name="py3o.user.company_id.currency_id"/>
        <text:user-field-decl office:value-type="string" office:string-value="Company Currency" text:name="py3o.user.company_id.currency_id.symbol"/>
        <text:user-field-decl office:value-type="string" office:string-value="Fees Definition Name" text:name="py3o.o.fees_defintion_id.name"/>
        <text:user-field-decl office:value-type="string" office:string-value="Computation date" text:name="py3o.until_date"/>
        <text:user-field-decl office:value-type="string" office:string-value="Fees Definition Name" text:name="py3o.o.fees_definition_id.name"/>
      </text:user-field-decls>
      <text:p text:style-name="P36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8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6"><text:a xlink:type="simple" xlink:href="py3o://with=%22until_date=o_format_date(o.until_date,%20lang_code=lang)%22" text:style-name="Internet_20_link" text:visited-style-name="Visited_20_Internet_20_Link"><text:span text:style-name="T8">with="until_date=o_format_date(o.until_date, lang_code=lang)"</text:span></text:a></text:p>
      <text:p text:style-name="P17"><text:a xlink:type="simple" xlink:href="py3o://with=%22rental_details=o.rental_details()%22" text:style-name="Internet_20_link" text:visited-style-name="Visited_20_Internet_20_Link"><text:span text:style-name="T7">with="rental_details=o.rental_details()"</text:span></text:a></text:p>
      <text:p text:style-name="P17"><text:a xlink:type="simple" xlink:href="py3o://with=%22compensation_details=o.compensation_details()%22" text:style-name="Internet_20_link" text:visited-style-name="Visited_20_Internet_20_Link"><text:span text:style-name="T6">with="compensation_details=o.compensation_details()"</text:span></text:a></text:p>
      <text:h text:style-name="P42" text:outline-level="1"/>
      <text:h text:style-name="P43" text:outline-level="1"><text:span text:style-name="T10"><text:user-field-get text:name="py3o.o.fees_definition_id.name">Fees Definition Name</text:user-field-get></text:span></text:h>
      <text:h text:style-name="P43" text:outline-level="1"><text:span text:style-name="T14">S</text:span><text:span text:style-name="T11">ituation at date:</text:span><text:span text:style-name="T10"> </text:span><text:span text:style-name="T10"><text:user-field-get text:name="py3o.until_date">Computation date</text:user-field-get></text:span></text:h>
      <text:p text:style-name="P19"/>
      <text:p text:style-name="P27"><text:span text:style-name="T16">F</text:span><text:span text:style-name="T15">ees to be invoiced: </text:span><text:a xlink:type="simple" xlink:href="py3o://function=%22o_format_lang(o.amount_to_be_invoiced(),%20monetary=True,%20currency_obj=user.company_id.currency_id,%20lang_code=lang)%22" text:style-name="Internet_20_link" text:visited-style-name="Visited_20_Internet_20_Link"><text:span text:style-name="T17">function="o_format_lang(o.amount_to_be_invoiced(), monetary=True, currency_obj=user.company_id.currency_id, lang_code=lang)"</text:span></text:a></text:p>
      <text:p text:style-name="P21"/>
      <text:p text:style-name="P24"><text:span text:style-name="T9">T</text:span><text:span text:style-name="T12">otal fees since the beginning</text:span><text:span text:style-name="T13"> of the agreement: </text:span><text:a xlink:type="simple" xlink:href="py3o://function=%22o_format_lang(o.fees,%20monetary=True,%20currency_obj=user.company_id.currency_id,%20lang_code=lang)%22" text:style-name="Internet_20_link" text:visited-style-name="Visited_20_Internet_20_Link"><text:span text:style-name="T19">function="o_format_lang(o.fees, monetary=True, currency_obj=user.company_id.currency_id, lang_code=lang)"</text:span></text:a></text:p>
      <text:p text:style-name="P22"/>
      <text:p text:style-name="P22"><text:span text:style-name="T38">Detailed rental fees since the beginning of the agreement</text:span>:</text:p>
      <table:table table:name="fees_details" table:style-name="fees_5f_details" table:template-name="Élégant">
        <table:table-column table:style-name="fees_5f_details.A"/>
        <table:table-column table:style-name="fees_5f_details.B"/>
        <table:table-column table:style-name="fees_5f_details.C"/>
        <table:table-column table:style-name="fees_5f_details.D" table:number-columns-repeated="2"/>
        <table:table-column table:style-name="fees_5f_details.F"/>
        <table:table-header-rows>
          <table:table-row table:style-name="fees_5f_details.1">
            <table:table-cell table:style-name="fees_5f_details.A1" office:value-type="string">
              <text:p text:style-name="P33">Fees <text:span text:style-name="T32">(</text:span><text:span text:style-name="T32"><text:user-field-get text:name="py3o.user.company_id.currency_id.symbol">Company Currency</text:user-field-get></text:span><text:span text:style-name="T32">)</text:span></text:p>
            </table:table-cell>
            <table:table-cell table:style-name="fees_5f_details.A1" office:value-type="string">
              <text:p text:style-name="P33">Device</text:p>
            </table:table-cell>
            <table:table-cell table:style-name="fees_5f_details.A1" office:value-type="string">
              <text:p text:style-name="P33">Rental ref</text:p>
            </table:table-cell>
            <table:table-cell table:style-name="fees_5f_details.A1" office:value-type="string">
              <text:p text:style-name="P33">Period start</text:p>
            </table:table-cell>
            <table:table-cell table:style-name="fees_5f_details.A1" office:value-type="string">
              <text:p text:style-name="P33">Period end</text:p>
            </table:table-cell>
            <table:table-cell table:style-name="fees_5f_details.A1" office:value-type="string">
              <text:p text:style-name="P39">Current fees</text:p>
            </table:table-cell>
          </table:table-row>
        </table:table-header-rows>
        <table:table-row table:style-name="fees_5f_details.1">
          <table:table-cell table:style-name="fees_5f_details.A2" office:value-type="string">
            <text:p text:style-name="P28"><text:a xlink:type="simple" xlink:href="py3o://for=%22detail%20in%20rental_details%22" text:style-name="Internet_20_link" text:visited-style-name="Visited_20_Internet_20_Link"><text:span text:style-name="T26">for="detail in rental_details"</text:span></text:a></text:p>
          </table:table-cell>
          <table:table-cell table:style-name="fees_5f_details.B2">
            <text:p text:style-name="P8"/>
          </table:table-cell>
          <table:table-cell table:style-name="fees_5f_details.B2">
            <text:p text:style-name="P8"/>
          </table:table-cell>
          <table:table-cell table:style-name="fees_5f_details.B2">
            <text:p text:style-name="P8"/>
          </table:table-cell>
          <table:table-cell table:style-name="fees_5f_details.B2">
            <text:p text:style-name="P8"/>
          </table:table-cell>
          <table:table-cell table:style-name="fees_5f_details.B2">
            <text:p text:style-name="P8"/>
          </table:table-cell>
        </table:table-row>
        <table:table-row table:style-name="fees_5f_details.1">
          <table:table-cell table:style-name="fees_5f_details.A2" office:value-type="string">
            <text:p text:style-name="P28"><text:a xlink:type="simple" xlink:href="py3o://function=%22o_format_lang(detail.fees,%20monetary=True,%20lang_code=lang)%22" text:style-name="Internet_20_link" text:visited-style-name="Visited_20_Internet_20_Link"><text:span text:style-name="T28">function="o_format_lang(detail.fees, monetary=True, lang_code=lang)"</text:span></text:a></text:p>
          </table:table-cell>
          <table:table-cell table:style-name="fees_5f_details.A2" office:value-type="string">
            <text:p text:style-name="P4"><text:a xlink:type="simple" xlink:href="py3o://function=%22detail.lot_id.name%22" text:style-name="Internet_20_link" text:visited-style-name="Visited_20_Internet_20_Link"><text:span text:style-name="T21">function="detail.lot_id.name"</text:span></text:a></text:p>
          </table:table-cell>
          <table:table-cell table:style-name="fees_5f_details.A2" office:value-type="string">
            <text:p text:style-name="P6"><text:a xlink:type="simple" xlink:href="py3o://function=%22detail.contract_id.name%22" text:style-name="Internet_20_link" text:visited-style-name="Visited_20_Internet_20_Link"><text:span text:style-name="T21">function="detail.contract_id.name"</text:span></text:a></text:p>
          </table:table-cell>
          <table:table-cell table:style-name="fees_5f_details.A2" office:value-type="string">
            <text:p text:style-name="P40"><text:a xlink:type="simple" xlink:href="py3o://function=%22o_format_date(detail.from_date,%20lang_code=lang)%22" text:style-name="Internet_20_link" text:visited-style-name="Visited_20_Internet_20_Link"><text:span text:style-name="T27">function="o_format_date(detail.from_date, lang_code=lang)"</text:span></text:a></text:p>
          </table:table-cell>
          <table:table-cell table:style-name="fees_5f_details.A2" office:value-type="string">
            <text:p text:style-name="P40"><text:a xlink:type="simple" xlink:href="py3o://function=%22o_format_date(detail.to_date,%20lang_code=lang)%22" text:style-name="Internet_20_link" text:visited-style-name="Visited_20_Internet_20_Link"><text:span text:style-name="T27">function="o_format_date(detail.to_date, lang_code=lang)"</text:span></text:a></text:p>
          </table:table-cell>
          <table:table-cell table:style-name="fees_5f_details.A2" office:value-type="string">
            <text:p text:style-name="P4"><text:a xlink:type="simple" xlink:href="py3o://function=%22detail.fees_definition_line_id.format_fees_amount()%22" text:style-name="Internet_20_link" text:visited-style-name="Visited_20_Internet_20_Link"><text:span text:style-name="T24">function="detail.fees_definition_line_id.format_fees_amount()"</text:span></text:a></text:p>
          </table:table-cell>
        </table:table-row>
        <table:table-row table:style-name="fees_5f_details.1">
          <table:table-cell table:style-name="fees_5f_details.A2" office:value-type="string">
            <text:p text:style-name="P31"><text:a xlink:type="simple" xlink:href="py3o:///for" text:style-name="Internet_20_link" text:visited-style-name="Visited_20_Internet_20_Link"><text:span text:style-name="T25">/for</text:span></text:a></text:p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  <table:table-cell table:style-name="fees_5f_details.B2">
            <text:p text:style-name="P2"/>
          </table:table-cell>
        </table:table-row>
        <table:table-row table:style-name="fees_5f_details.1">
          <table:table-cell table:style-name="fees_5f_details.A1" table:number-columns-spanned="6" office:value-type="string">
            <text:p text:style-name="P30"><text:span text:style-name="T35">Sub-t</text:span><text:span text:style-name="T34">otal: </text:span><text:a xlink:type="simple" xlink:href="py3o://function=%22o_format_lang(sum(rental_details.mapped('fees')),%20monetary=True,%20currency_obj=user.company_id.currency_id,%20lang_code=lang)%22" text:style-name="Internet_20_link" text:visited-style-name="Visited_20_Internet_20_Link"><text:span text:style-name="T37">function="o_format_lang(sum(rental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5"><text:a xlink:type="simple" xlink:href="py3o://if=%22compensation_details%22" text:style-name="Internet_20_link" text:visited-style-name="Visited_20_Internet_20_Link"><text:span text:style-name="T2">if="compensation_details"</text:span></text:a></text:p>
      <text:p text:style-name="P23"><text:span text:style-name="T38">Detailed compensations for lost devices since the beginning of the agreement</text:span>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34"><text:span text:style-name="T39">Compensation</text:span> <text:span text:style-name="T32">(</text:span><text:span text:style-name="T32"><text:user-field-get text:name="py3o.user.company_id.currency_id.symbol">Company Currency</text:user-field-get></text:span><text:span text:style-name="T32">)</text:span></text:p>
            </table:table-cell>
            <table:table-cell table:style-name="Tableau1.A1" office:value-type="string">
              <text:p text:style-name="P34">Device</text:p>
            </table:table-cell>
            <table:table-cell table:style-name="Tableau1.A1" office:value-type="string">
              <text:p text:style-name="P34">Rental ref</text:p>
            </table:table-cell>
            <table:table-cell table:style-name="Tableau1.A1" office:value-type="string">
              <text:p text:style-name="P35">Incident date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29"><text:a xlink:type="simple" xlink:href="py3o://for=%22detail%20in%20compensation_details%22" text:style-name="Internet_20_link" text:visited-style-name="Visited_20_Internet_20_Link"><text:span text:style-name="T33">for="detail in compensation_details"</text:span></text:a></text:p>
          </table:table-cell>
          <table:table-cell table:style-name="Tableau1.B2">
            <text:p text:style-name="P9"/>
          </table:table-cell>
          <table:table-cell table:style-name="Tableau1.B2">
            <text:p text:style-name="P9"/>
          </table:table-cell>
          <table:table-cell table:style-name="Tableau1.B2">
            <text:p text:style-name="P9"/>
          </table:table-cell>
        </table:table-row>
        <table:table-row table:style-name="Tableau1.1">
          <table:table-cell table:style-name="Tableau1.A2" office:value-type="string">
            <text:p text:style-name="P29"><text:a xlink:type="simple" xlink:href="py3o://function=%22o_format_lang(detail.fees,%20monetary=True,%20lang_code=lang)%22" text:style-name="Internet_20_link" text:visited-style-name="Visited_20_Internet_20_Link"><text:span text:style-name="T28">function="o_format_lang(detail.fees, monetary=True, lang_code=lang)"</text:span></text:a></text:p>
          </table:table-cell>
          <table:table-cell table:style-name="Tableau1.A2" office:value-type="string">
            <text:p text:style-name="P5"><text:a xlink:type="simple" xlink:href="py3o://function=%22detail.lot_id.name%22" text:style-name="Internet_20_link" text:visited-style-name="Visited_20_Internet_20_Link"><text:span text:style-name="T21">function="detail.lot_id.name"</text:span></text:a></text:p>
          </table:table-cell>
          <table:table-cell table:style-name="Tableau1.A2" office:value-type="string">
            <text:p text:style-name="P7"><text:a xlink:type="simple" xlink:href="py3o://function=%22detail.contract_id.name%22" text:style-name="Internet_20_link" text:visited-style-name="Visited_20_Internet_20_Link"><text:span text:style-name="T21">function="detail.contract_id.name"</text:span></text:a></text:p>
          </table:table-cell>
          <table:table-cell table:style-name="Tableau1.A2" office:value-type="string">
            <text:p text:style-name="P41"><text:a xlink:type="simple" xlink:href="py3o://function=%22o_format_date(detail.to_date,%20lang_code=lang)%22" text:style-name="Internet_20_link" text:visited-style-name="Visited_20_Internet_20_Link"><text:span text:style-name="T27">function="o_format_date(detail.to_date, lang_code=lang)"</text:span></text:a></text:p>
          </table:table-cell>
        </table:table-row>
        <table:table-row table:style-name="Tableau1.1">
          <table:table-cell table:style-name="Tableau1.A2" office:value-type="string">
            <text:p text:style-name="P32"><text:a xlink:type="simple" xlink:href="py3o:///for" text:style-name="Internet_20_link" text:visited-style-name="Visited_20_Internet_20_Link"><text:span text:style-name="T25">/for</text:span></text:a></text:p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</table:table-row>
        <table:table-row table:style-name="Tableau1.1">
          <table:table-cell table:style-name="Tableau1.A1" table:number-columns-spanned="4" office:value-type="string">
            <text:p text:style-name="P29"><text:span text:style-name="T35">Sub-t</text:span><text:span text:style-name="T34">otal: </text:span><text:a xlink:type="simple" xlink:href="py3o://function=%22o_format_lang(sum(compensation_details.mapped('fees')),%20monetary=True,%20currency_obj=user.company_id.currency_id,%20lang_code=lang)%22" text:style-name="Internet_20_link" text:visited-style-name="Visited_20_Internet_20_Link"><text:span text:style-name="T37">function="o_format_lang(sum(compensation_details.mapped('fees')), monetary=True, currency_obj=user.company_id.currency_id, lang_code=lang)"</text:span></text:a></text:p>
          </table:table-cell>
          <table:covered-table-cell/>
          <table:covered-table-cell/>
          <table:covered-table-cell/>
        </table:table-row>
      </table:table>
      <text:p text:style-name="P26"><text:a xlink:type="simple" xlink:href="py3o:///if" text:style-name="Internet_20_link" text:visited-style-name="Visited_20_Internet_20_Link"><text:span text:style-name="T2">/if</text:span></text:a></text:p>
      <text:p text:style-name="P15"><text:soft-page-break/><text:a xlink:type="simple" xlink:href="py3o:///for" text:style-name="Internet_20_link" text:visited-style-name="Visited_20_Internet_20_Link"><text:span text:style-name="T3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Élégant.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2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3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4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5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6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7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8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9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0" style:family="table-cell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1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2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3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4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Élégant.15" style:family="table-cell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Élégant.16" style:family="table-cell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Élégant.1"/>
      <table:last-row table:style-name="Élégant.2"/>
      <table:first-column table:style-name="Élégant.3"/>
      <table:last-column table:style-name="Élégant.4"/>
      <table:body table:style-name="Élégant.9"/>
      <table:even-rows table:style-name="Élégant.5"/>
      <table:odd-rows table:style-name="Élégant.6"/>
      <table:even-columns table:style-name="Élégant.7"/>
      <table:odd-columns table:style-name="Élégant.8"/>
      <table:background table:style-name="Élégant.10"/>
      <loext:first-row-even-column table:style-name="Élégant.15"/>
      <loext:last-row-even-column table:style-name="Élégant.16"/>
      <loext:first-row-end-column table:style-name="Élégant.12"/>
      <loext:first-row-start-column table:style-name="Élégant.11"/>
      <loext:last-row-end-column table:style-name="Élégant.14"/>
      <loext:last-row-start-column table:style-name="Élégant.13"/>
    </table:table-template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Frame_20_contents">
      <style:text-properties officeooo:rsid="0203af8c" officeooo:paragraph-rsid="0203af8c"/>
    </style:style>
    <style:style style:name="MP3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officeooo:paragraph-rsid="00c027c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officeooo:rsid="01541986"/>
    </style:style>
    <style:style style:name="MT3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1"><draw:text-box><text:p text:style-name="MP2"/></draw:text-box></draw:frame></text:p>
            </table:table-cell>
            <table:table-cell table:style-name="Tableau12.A1" office:value-type="string">
              <text:p text:style-name="MP3"><text:user-field-get text:name="py3o.user.company_id.name">Company Name</text:user-field-get></text:p>
              <text:p text:style-name="MP3"><text:user-field-get text:name="py3o.user.company_id.street">Company Street</text:user-field-get></text:p>
              <text:p text:style-name="MP4"><text:span text:style-name="MT1"><text:user-field-get text:name="py3o.user.company_id.zip">Company Zip</text:user-field-get></text:span><text:span text:style-name="MT1"><text:s/></text:span><text:span text:style-name="MT1"><text:user-field-get text:name="py3o.user.company_id.city">Company City</text:user-field-get></text:span></text:p>
              <text:p text:style-name="MP3"><text:user-field-get text:name="py3o.user.company_id.country_id.name">Company Country</text:user-field-get></text:p>
              <text:p text:style-name="MP3"><text:user-field-get text:name="py3o.user.company_id.website">Company Website</text:user-field-get></text:p>
            </table:table-cell>
          </table:table-row>
        </table:table>
        <text:p text:style-name="MP5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6"><text:user-field-get text:name="py3o.user.company_id.name">Company Name</text:user-field-get><text:s/><text:user-field-get text:name="py3o.user.company_id.legal_type">Company Legal Type</text:user-field-get></text:p>
        <text:p text:style-name="MP6"><text:user-field-get text:name="py3o.user.company_id.street">Company Street</text:user-field-get><text:s/>- <text:user-field-get text:name="py3o.user.company_id.zip">Company Zip</text:user-field-get><text:s/><text:user-field-get text:name="py3o.user.company_id.city">Company City</text:user-field-get><text:s/><text:span text:style-name="MT2">-</text:span> <text:user-field-get text:name="py3o.user.company_id.country_id.name">Company Country</text:user-field-get><text:span text:style-name="MT3"><text:s/>- </text:span><text:span text:style-name="MT3"><text:user-field-get text:name="py3o.user.company_id.website">Company Website</text:user-field-get></text:span></text:p>
        <text:p text:style-name="MP6">SIRET : <text:user-field-get text:name="py3o.user.company_id.siret">Company SIRET</text:user-field-get><text:s/>– <text:span text:style-name="MT3">RCS : </text:span><text:span text:style-name="MT3"><text:user-field-get text:name="py3o.user.company_id.company_registry">Company Registry</text:user-field-get></text:span><text:span text:style-name="MT3"><text:s/>- </text:span>TVA : <text:user-field-get text:name="py3o.user.company_id.vat">Company VAT</text:user-field-get></text:p>
        <text:p text:style-name="MP6"/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2-11-07T15:27:45.939001241</dc:date>
    <meta:editing-duration>P1DT9H39M59S</meta:editing-duration>
    <meta:editing-cycles>518</meta:editing-cycles>
    <meta:generator>LibreOffice/6.1.5.2$Linux_X86_64 LibreOffice_project/10$Build-2</meta:generator>
    <meta:document-statistic meta:table-count="3" meta:image-count="0" meta:object-count="0" meta:page-count="2" meta:paragraph-count="51" meta:word-count="164" meta:character-count="2031" meta:non-whitespace-character-count="1916"/>
  </office:meta>
</office:document-meta>
</file>